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f027c" officeooo:paragraph-rsid="002f027c" style:font-weight-asian="bold" style:font-weight-complex="bold"/>
    </style:style>
    <style:style style:name="P2" style:family="paragraph" style:parent-style-name="Standard">
      <style:text-properties fo:font-weight="bold" officeooo:rsid="00318af9" officeooo:paragraph-rsid="00318af9" style:font-weight-asian="bold" style:font-weight-complex="bold"/>
    </style:style>
    <style:style style:name="P3" style:family="paragraph" style:parent-style-name="Standard">
      <style:text-properties fo:font-weight="bold" officeooo:rsid="003432ee" officeooo:paragraph-rsid="003432ee" style:font-weight-asian="bold" style:font-weight-complex="bold"/>
    </style:style>
    <style:style style:name="P4" style:family="paragraph" style:parent-style-name="Standard">
      <style:text-properties fo:font-weight="normal" officeooo:rsid="00303fb3" officeooo:paragraph-rsid="00303fb3" style:font-weight-asian="normal" style:font-weight-complex="normal"/>
    </style:style>
    <style:style style:name="P5" style:family="paragraph" style:parent-style-name="Standard">
      <style:text-properties fo:font-weight="normal" officeooo:rsid="00303fb3" officeooo:paragraph-rsid="00318af9" style:font-weight-asian="normal" style:font-weight-complex="normal"/>
    </style:style>
    <style:style style:name="P6" style:family="paragraph" style:parent-style-name="Standard">
      <style:text-properties fo:font-weight="normal" officeooo:rsid="00314237" officeooo:paragraph-rsid="00314237" style:font-weight-asian="normal" style:font-weight-complex="normal"/>
    </style:style>
    <style:style style:name="P7" style:family="paragraph" style:parent-style-name="Standard">
      <style:text-properties fo:font-weight="normal" officeooo:rsid="00318af9" officeooo:paragraph-rsid="00318af9" style:font-weight-asian="normal" style:font-weight-complex="normal"/>
    </style:style>
    <style:style style:name="P8" style:family="paragraph" style:parent-style-name="Standard">
      <style:text-properties fo:font-weight="normal" officeooo:rsid="003432ee" officeooo:paragraph-rsid="003432ee" style:font-weight-asian="normal" style:font-weight-complex="normal"/>
    </style:style>
    <style:style style:name="P9" style:family="paragraph" style:parent-style-name="Standard">
      <style:text-properties fo:font-weight="normal" officeooo:rsid="003432ee" officeooo:paragraph-rsid="0034c3a7" style:font-weight-asian="normal" style:font-weight-complex="normal"/>
    </style:style>
    <style:style style:name="P10" style:family="paragraph" style:parent-style-name="Standard">
      <style:text-properties fo:font-weight="normal" officeooo:rsid="0034c3a7" officeooo:paragraph-rsid="0034c3a7" style:font-weight-asian="normal" style:font-weight-complex="normal"/>
    </style:style>
    <style:style style:name="P11" style:family="paragraph" style:parent-style-name="Standard">
      <style:text-properties fo:font-weight="normal" officeooo:rsid="0034c3a7" officeooo:paragraph-rsid="0034c3a7" style:font-weight-asian="normal" style:font-weight-complex="normal"/>
    </style:style>
    <style:style style:name="P12" style:family="paragraph" style:parent-style-name="Standard">
      <style:text-properties fo:font-weight="normal" officeooo:rsid="00303fb3" officeooo:paragraph-rsid="00303fb3" style:font-weight-asian="normal" style:font-weight-complex="normal"/>
    </style:style>
    <style:style style:name="T1" style:family="text">
      <style:text-properties officeooo:rsid="00314237"/>
    </style:style>
    <style:style style:name="T2" style:family="text">
      <style:text-properties officeooo:rsid="0032fe32"/>
    </style:style>
    <style:style style:name="T3" style:family="text">
      <style:text-properties officeooo:rsid="0033baa4"/>
    </style:style>
    <style:style style:name="T4" style:family="text">
      <style:text-properties officeooo:rsid="003458ce"/>
    </style:style>
    <style:style style:name="T5" style:family="text">
      <style:text-properties officeooo:rsid="0034c3a7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officeooo:rsid="00354c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rly Data</text:p>
      <text:p text:style-name="P5"/>
      <text:p text:style-name="P5">The client sends a simple indication in their initial <text:span text:style-name="T6">clientHello</text:span> that they intend to send some early data in the first flight of client to server communication. The key to be used is derived from a pre-shared key, so this will only work after session resumption, or if a pre-shared key has somehow been established out-of-band.</text:p>
      <text:p text:style-name="P4"/>
      <text:p text:style-name="P4">The server responds after its <text:span text:style-name="T6">serverHello</text:span> by immediately sending “encrypted extensions”. These are encrypted with the full handshake keys (which incorporate the Diffie-Hellman key exchange secret). These encrypted extensions are commonly empty, but now they should now contain an indication of whether or not the early data was accepted.</text:p>
      <text:p text:style-name="P4"/>
      <text:p text:style-name="P4">If the early data were accepted (and for various reasons the server might have rejected it), then the client must respond by sending an end-of-early-data signal to the server, which tells <text:span text:style-name="T2">the server</text:span> <text:span text:style-name="T1">that the client has</text:span> switch<text:span text:style-name="T1">ed</text:span> <text:span text:style-name="T1">over </text:span>to using the (safer) full handshake keys for future communication.</text:p>
      <text:p text:style-name="P4"/>
      <text:p text:style-name="P6">So that’s it. Quite simple really.</text:p>
      <text:p text:style-name="P4"/>
      <text:p text:style-name="P2">Not so fast</text:p>
      <text:p text:style-name="P2"/>
      <text:p text:style-name="P7">Session resumption happens when the client presents a “ticket” to the server. This ticket will normally be gifted to the client after a previous successful full TLS handshake. The ticket has a lifetime roughly in the range from 5 minutes to 5 days.</text:p>
      <text:p text:style-name="P7"/>
      <text:p text:style-name="P7">However whereas a valid ticket can always be used to resume a session, that does NOT mean that it permits early data as part of that resumption. A ticket can be used for early data if it includes an extension indicating the maximum size of that early data.</text:p>
      <text:p text:style-name="P7"/>
      <text:p text:style-name="P7">So a ticket may simply specify a maximum size <text:span text:style-name="T5">of zero</text:span>, in which case early data is not possible. And it turns out that the tickets offered by many websites <text:span text:style-name="T5">use this mechanism to </text:span>disallow early data. <text:span text:style-name="T3">Of the 10 sites I use for testing </text:span><text:span text:style-name="T5">(including facebook and google)</text:span><text:span text:style-name="T3">, only one </text:span><text:span text:style-name="T5">obscure site </text:span><text:span text:style-name="T3">issues tickets which support early data on resumption!</text:span></text:p>
      <text:p text:style-name="P7"/>
      <text:p text:style-name="P7">So just because you have a ticket does not mean you can do early data. Some tickets are more useful than others. And even if you get a more permissive ticket which allows early data, the size of that data may be very constrained. </text:p>
      <text:p text:style-name="P7"/>
      <text:p text:style-name="P3">Conclusion</text:p>
      <text:p text:style-name="P8"/>
      <text:p text:style-name="P8">It appears that early data is not used much, despite its big fanfare as a major feature of TLS1.3, certainly not in the context of Web servers. In the end I could only find one site I could do a full<text:span text:style-name="T4">y</text:span> successful test against – swift<text:span text:style-name="T4">t</text:span>ls.org</text:p>
      <text:p text:style-name="P8"/>
      <text:p text:style-name="P9">Again a big problem is firing stuff at a server and trying to get some indication back as to why its not working! A nightmare for debugging. <text:span text:style-name="T5">So I contacted the owner of swifttls.org who agreed with me that the RFC is quite ambiguous as to what constitutes a proper implementation. </text:span><text:span text:style-name="T7">He modified his server side code to respond to our early data. </text:span></text:p>
      <text:p text:style-name="P10"><text:s/></text:p>
      <text:p text:style-name="P10">Next up I need to tidy my co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5T14:59:25.742000000</meta:creation-date>
    <dc:date>2021-01-19T14:02:23.699000000</dc:date>
    <meta:editing-duration>PT15H56S</meta:editing-duration>
    <meta:editing-cycles>30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5" meta:word-count="478" meta:character-count="2720" meta:non-whitespace-character-count="2252"/>
  </office:meta>
</office:document-meta>
</file>